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99ff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="solid" draw:fill-color="#33cc66" draw:opacity="50%" draw:textarea-horizontal-align="justify" draw:textarea-vertical-align="middle" draw:auto-grow-height="false" draw:shadow-opacity="50%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4.8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.5cm" svg:height="1.343cm" svg:x="4.4cm" svg:y="8.3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7.1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2.5cm" svg:height="1.343cm" svg:x="6.7cm" svg:y="8.301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9.3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2.5cm" svg:height="1.343cm" svg:x="8.8cm" svg:y="8.301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2.5cm" svg:height="1.343cm" svg:x="11.1cm" svg:y="8.301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5" draw:text-style-name="P1" draw:layer="layout" svg:width="1.684cm" svg:height="6.5cm" svg:x="13.8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9.3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1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3.4cm" svg:y="8.302cm">
          <draw:text-box>
            <text:p text:style-name="P2"><text:span text:style-name="T1">next(1)</text:span></text:p>
          </draw:text-box>
        </draw:frame>
        <draw:frame draw:style-name="gr3" draw:text-style-name="P2" draw:layer="layout" svg:width="2.5cm" svg:height="2.435cm" svg:x="9cm" svg:y="8.303cm">
          <draw:text-box>
            <text:p text:style-name="P2"><text:span text:style-name="T1">prev(1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draw:layer="layout" svg:width="1.684cm" svg:height="6.5cm" svg:x="16.1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7.0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5.6cm" svg:y="8.303cm">
          <draw:text-box>
            <text:p text:style-name="P2"><text:span text:style-name="T1">next(2)</text:span></text:p>
          </draw:text-box>
        </draw:frame>
        <draw:frame draw:style-name="gr3" draw:text-style-name="P2" draw:layer="layout" svg:width="2.5cm" svg:height="2.435cm" svg:x="6.7cm" svg:y="8.304cm">
          <draw:text-box>
            <text:p text:style-name="P2"><text:span text:style-name="T1">prev(2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1" draw:layer="layout" svg:width="1.684cm" svg:height="6.5cm" svg:x="18.3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4.8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7.9cm" svg:y="8.303cm">
          <draw:text-box>
            <text:p text:style-name="P2"><text:span text:style-name="T1">next(3)</text:span></text:p>
          </draw:text-box>
        </draw:frame>
        <draw:frame draw:style-name="gr3" draw:text-style-name="P2" draw:layer="layout" svg:width="2.5cm" svg:height="2.435cm" svg:x="4.5cm" svg:y="8.304cm">
          <draw:text-box>
            <text:p text:style-name="P2"><text:span text:style-name="T1">prev(3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5" draw:text-style-name="P1" draw:layer="layout" svg:width="1.684cm" svg:height="6.5cm" svg:x="20.6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2.6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20.2cm" svg:y="8.303cm">
          <draw:text-box>
            <text:p text:style-name="P2"><text:span text:style-name="T1">next(4)</text:span></text:p>
          </draw:text-box>
        </draw:frame>
        <draw:frame draw:style-name="gr3" draw:text-style-name="P2" draw:layer="layout" svg:width="2.5cm" svg:height="2.435cm" svg:x="2.3cm" svg:y="8.304cm">
          <draw:text-box>
            <text:p text:style-name="P2"><text:span text:style-name="T1">prev(4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3.8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2.5cm" svg:height="1.343cm" svg:x="13.4cm" svg:y="8.302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6.1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2.5cm" svg:height="1.343cm" svg:x="15.6cm" svg:y="8.302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8.4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2.5cm" svg:height="1.343cm" svg:x="18cm" svg:y="8.302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20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2.5cm" svg:height="1.343cm" svg:x="20.1cm" svg:y="8.302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22.9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2.5cm" svg:height="1.343cm" svg:x="22.4cm" svg:y="8.302cm">
          <draw:text-box>
            <text:p text:style-name="P2"><text:span text:style-name="T1">cur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hierry</meta:initial-creator>
    <meta:creation-date>2008-12-17T18:44:47</meta:creation-date>
    <dc:creator>Thierry</dc:creator>
    <dc:date>2008-12-17T19:02:07</dc:date>
    <meta:editing-cycles>5</meta:editing-cycles>
    <meta:editing-duration>PT18M22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0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